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4D1000024E7A85DF70D.svm"/>
  <manifest:file-entry manifest:media-type="" manifest:full-path="Pictures/200000070000334400002909FC30783D.svm"/>
  <manifest:file-entry manifest:media-type="" manifest:full-path="Pictures/2000000700004B74000070A9A89CBB12.svm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ext_20_body">
      <style:text-properties style:font-name="Consolas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6" style:family="paragraph" style:parent-style-name="Text_20_body">
      <style:paragraph-properties fo:text-align="end" style:justify-single-word="false"/>
      <style:text-properties style:font-name="Consolas" fo:font-size="20pt" style:font-size-asian="20pt" style:font-size-complex="20pt"/>
    </style:style>
    <style:style style:name="P7" style:family="paragraph" style:parent-style-name="Text_20_body">
      <style:paragraph-properties fo:line-height="100%" fo:text-align="end" style:justify-single-word="false"/>
      <style:text-properties style:font-name="Consolas" fo:font-size="20pt" style:font-size-asian="20pt" style:font-size-complex="20pt"/>
    </style:style>
    <style:style style:name="P8" style:family="paragraph" style:parent-style-name="Text_20_body">
      <style:paragraph-properties fo:line-height="100%"/>
      <style:text-properties style:font-name="Consolas"/>
    </style:style>
    <style:style style:name="P9" style:family="paragraph" style:parent-style-name="Text_20_body">
      <style:paragraph-properties fo:text-align="center" style:justify-single-word="false"/>
      <style:text-properties style:font-name="Consolas" fo:font-style="italic" style:font-style-asian="italic" style:font-style-complex="italic"/>
    </style:style>
    <style:style style:name="P10" style:family="paragraph" style:parent-style-name="Text_20_body">
      <style:paragraph-properties fo:text-align="justify" style:justify-single-word="false"/>
      <style:text-properties style:font-name="Consolas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Heading_20_1">
      <style:text-properties style:font-name="Consolas"/>
    </style:style>
    <style:style style:name="P13" style:family="paragraph" style:parent-style-name="Text_20_body">
      <style:paragraph-properties fo:text-align="justify" style:justify-single-word="false"/>
      <style:text-properties style:font-name="Consolas"/>
    </style:style>
    <style:style style:name="T1" style:family="text">
      <style:text-properties style:font-name="Consolas"/>
    </style:style>
    <style:style style:name="T2" style:family="text">
      <style:text-properties style:font-name="Consolas" fo:font-style="italic" style:font-style-asian="italic" style:font-style-complex="italic"/>
    </style:style>
    <style:style style:name="T3" style:family="text">
      <style:text-properties fo:font-variant="normal" fo:text-transform="none" fo:color="#000000" style:font-name="Consolas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8"/>
      <text:p text:style-name="P7"><text:title>Diseño conceptual</text:title></text:p>
      <text:p text:style-name="P7"><text:initial-creator>Juan Pablo Ospino Solano</text:initial-creator></text:p>
      <text:p text:style-name="P7"><text:variable-set text:name="Version" office:value-type="string">Versión 1.0</text:variable-set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12" text:outline-level="1">Diseño conceptual.</text:h>
      <text:p text:style-name="P11"><text:span text:style-name="T1">Para dar solución al requerimiento, se implementarán dos clases como modelo de negocio. La primera de ellas es la clase “</text:span><text:span text:style-name="T2">Statistic</text:span><text:span text:style-name="T1">” la cual contendrá la información correspondiente al desarrollo de cada uno de los programas. Ver figura 1.</text:span></text:p>
      <text:p text:style-name="P9"><draw:frame draw:style-name="fr2" draw:name="gráficos1" text:anchor-type="paragraph" svg:width="10.608cm" svg:height="9.285cm" draw:z-index="4"><draw:image xlink:href="Pictures/20000007000034D1000024E7A85DF70D.svm" xlink:type="simple" xlink:show="embed" xlink:actuate="onLoad"/></draw:frame></text:p>
      <text:p text:style-name="P9">Figura 1. Clase Statistics</text:p>
      <text:p text:style-name="P11"><text:span text:style-name="T1"><text:s/>Adicional a ello contendrá métodos para el calculo de los valores cuadráticos de las propiedades y el producto entre ellas mismas. Por otro lado, tendremos la clase “</text:span><text:span text:style-name="T2">LinealRegressionCalculator</text:span><text:span text:style-name="T1">” quien contendrá como propiedad una lista de cla clase “</text:span><text:span text:style-name="T2">Statistic</text:span><text:span text:style-name="T1">”, métodos para el llenado de el anterior propiedad, calaculo de sumatorias de cuadrados, sumatoria de producto, calculo de promedios, impresión de la clase “</text:span><text:span text:style-name="T2">Statistic</text:span><text:span text:style-name="T1">” y métodos para el calculo del proxy estimado. Ver figura 2.</text:span></text:p>
      <text:p text:style-name="P9"/>
      <text:p text:style-name="P9"><draw:frame draw:style-name="fr1" draw:name="gráficos3" text:anchor-type="paragraph" svg:x="1.93cm" svg:y="0.173cm" svg:width="12.857cm" svg:height="10.052cm" draw:z-index="5"><draw:image xlink:href="Pictures/200000070000334400002909FC30783D.svm" xlink:type="simple" xlink:show="embed" xlink:actuate="onLoad"/></draw:frame><text:soft-page-break/>Figura 2. Clase LinealRegressionCalculator</text:p>
      <text:p text:style-name="P10"/>
      <text:p text:style-name="P10">La aplicación inicialmente será desarrollada para consola y esta recivirá para su ejecución el path de un archivo plano cuyos campos serán separados por “punto y coma” (;), <text:s/>un enumerable que correspondiente a la operación a calcular (EPSAAMS, EPSADT, PAMSAAMS Y PAMSADT) y el valor de proxy estimado. El carácter punto será validado como separador de decimales y cada uno de los registros estará contenido en una fila independiente. Los resultados serán impresos en pantalla.</text:p>
      <text:p text:style-name="P10"/>
      <text:p text:style-name="P10">En la figura 3 se encuentra diagrama de flujo de la solución. Ya con la información para la ejecución el metodo main se encargará cargar los datos a una instancia de la clase LinearRegressionCalculator y por último ejecutará los métodos: <text:span text:style-name="T4">calcPlanAddedModifiedSizeEPSAAM, <text:s/>calcTimeEstmateEPSADT, <text:s/>calcPlanAddedModifiedSizePAMSAAMS o <text:s/>calcTimeEstimatedPAMSADT según el usuario haya seleccionado.</text:span></text:p>
      <text:p text:style-name="P10"><text:span text:style-name="T3"/></text:p>
      <text:p text:style-name="P10"><draw:frame draw:style-name="fr3" draw:name="gráficos4" text:anchor-type="paragraph" svg:width="10.405cm" svg:height="14.628cm" draw:z-index="6"><draw:image xlink:href="Pictures/2000000700004B74000070A9A89CBB12.svm" xlink:type="simple" xlink:show="embed" xlink:actuate="onLoad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3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Diseño conceptual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3-04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Diseño conceptual</text:title> - <text:initial-creator>Juan Pablo Ospino Solano</text:initial-creator> <text:s text:c="38"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3-06T22:14:54.38</dc:date>
    <dc:creator>Juan Pablo Ospino Solano</dc:creator>
    <meta:editing-duration>P1DT2H30M57S</meta:editing-duration>
    <meta:editing-cycles>36</meta:editing-cycles>
    <meta:generator>OpenOffice/4.1.2$Win32 OpenOffice.org_project/412m3$Build-9782</meta:generator>
    <dc:title>Diseño conceptual</dc:title>
    <meta:document-statistic meta:table-count="1" meta:image-count="4" meta:object-count="0" meta:page-count="4" meta:paragraph-count="18" meta:word-count="276" meta:character-count="2026"/>
  </office:meta>
</office:document-meta>
</file>